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Title">
      <style:paragraph-properties style:writing-mode="lr-tb"/>
      <style:text-properties officeooo:rsid="0018cbc9" officeooo:paragraph-rsid="0018cbc9"/>
    </style:style>
    <style:style style:name="P2" style:family="paragraph" style:parent-style-name="Text_20_body">
      <style:paragraph-properties fo:text-align="center" style:justify-single-word="false" style:writing-mode="lr-tb"/>
      <style:text-properties officeooo:rsid="0018cbc9" officeooo:paragraph-rsid="0018cbc9"/>
    </style:style>
    <style:style style:name="P3" style:family="paragraph" style:parent-style-name="Subtitle">
      <style:paragraph-properties style:writing-mode="lr-tb"/>
      <style:text-properties officeooo:paragraph-rsid="0018cbc9"/>
    </style:style>
    <style:style style:name="P4" style:family="paragraph" style:parent-style-name="Text_20_body">
      <style:paragraph-properties fo:text-align="start" style:justify-single-word="false" style:writing-mode="lr-tb"/>
      <style:text-properties officeooo:paragraph-rsid="0018cbc9"/>
    </style:style>
    <style:style style:name="P5" style:family="paragraph" style:parent-style-name="Title" style:master-page-name="First_20_Page">
      <style:paragraph-properties style:page-number="auto" style:writing-mode="lr-tb"/>
      <style:text-properties officeooo:rsid="00158195" officeooo:paragraph-rsid="0018cbc9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break-before="page"/>
      <style:text-properties officeooo:rsid="001ae276" officeooo:paragraph-rsid="001ae276"/>
    </style:style>
    <style:style style:name="P11" style:family="paragraph" style:parent-style-name="Text_20_body">
      <style:paragraph-properties style:writing-mode="lr-tb"/>
      <style:text-properties officeooo:paragraph-rsid="0018cbc9"/>
    </style:style>
    <style:style style:name="P12" style:family="paragraph" style:parent-style-name="Text_20_body">
      <style:text-properties officeooo:rsid="001ae276" officeooo:paragraph-rsid="001ae276"/>
    </style:style>
    <style:style style:name="P13" style:family="paragraph" style:parent-style-name="Text_20_body">
      <style:paragraph-properties style:writing-mode="lr-tb"/>
      <style:text-properties officeooo:rsid="001ae276" officeooo:paragraph-rsid="001ae276"/>
    </style:style>
    <style:style style:name="P14" style:family="paragraph" style:parent-style-name="Text_20_body" style:list-style-name="L1">
      <style:paragraph-properties style:writing-mode="lr-tb"/>
      <style:text-properties officeooo:rsid="001ae276" officeooo:paragraph-rsid="001ae276"/>
    </style:style>
    <style:style style:name="P15" style:family="paragraph" style:parent-style-name="Text_20_body" style:list-style-name="L2">
      <style:paragraph-properties style:writing-mode="lr-tb"/>
      <style:text-properties officeooo:rsid="001ae276" officeooo:paragraph-rsid="001ae276"/>
    </style:style>
    <style:style style:name="P16" style:family="paragraph" style:parent-style-name="Text_20_body">
      <style:text-properties officeooo:paragraph-rsid="001ae276"/>
    </style:style>
    <style:style style:name="P17" style:family="paragraph" style:parent-style-name="Text_20_body">
      <style:paragraph-properties style:writing-mode="lr-tb"/>
      <style:text-properties officeooo:paragraph-rsid="001ae276"/>
    </style:style>
    <style:style style:name="P18" style:family="paragraph" style:parent-style-name="Text_20_body" style:list-style-name="L1">
      <style:paragraph-properties style:writing-mode="lr-tb"/>
      <style:text-properties officeooo:paragraph-rsid="001ae276"/>
    </style:style>
    <style:style style:name="P19" style:family="paragraph" style:parent-style-name="Text_20_body" style:list-style-name="L2">
      <style:paragraph-properties style:writing-mode="lr-tb"/>
      <style:text-properties officeooo:paragraph-rsid="001ae276"/>
    </style:style>
    <style:style style:name="P20" style:family="paragraph" style:parent-style-name="Text_20_body" style:list-style-name="L2">
      <style:paragraph-properties style:writing-mode="lr-tb"/>
      <style:text-properties officeooo:paragraph-rsid="001d32ae"/>
    </style:style>
    <style:style style:name="P21" style:family="paragraph" style:parent-style-name="Text_20_body">
      <style:paragraph-properties style:writing-mode="lr-tb"/>
      <style:text-properties officeooo:rsid="001be776" officeooo:paragraph-rsid="001be776"/>
    </style:style>
    <style:style style:name="P22" style:family="paragraph" style:parent-style-name="Text_20_body">
      <style:paragraph-properties style:writing-mode="lr-tb"/>
      <style:text-properties officeooo:paragraph-rsid="001d32ae"/>
    </style:style>
    <style:style style:name="P23" style:family="paragraph" style:parent-style-name="Text_20_body" style:list-style-name="L4">
      <style:paragraph-properties fo:text-align="start" style:justify-single-word="false" style:writing-mode="lr-tb"/>
      <style:text-properties officeooo:paragraph-rsid="001d32ae"/>
    </style:style>
    <style:style style:name="P24" style:family="paragraph" style:parent-style-name="Text_20_body" style:list-style-name="L2">
      <style:paragraph-properties style:writing-mode="lr-tb"/>
      <style:text-properties officeooo:rsid="001d32ae" officeooo:paragraph-rsid="001d32ae"/>
    </style:style>
    <style:style style:name="T1" style:family="text">
      <style:text-properties officeooo:rsid="001ae276"/>
    </style:style>
    <style:style style:name="T2" style:family="text">
      <style:text-properties officeooo:rsid="001be776"/>
    </style:style>
    <style:style style:name="T3" style:family="text">
      <style:text-properties officeooo:rsid="001d32ae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">Zaawansowane algorytmy i struktury danych</text:p>
      <text:p text:style-name="P4"/>
      <text:p text:style-name="P2">Laboratorium 1</text:p>
      <text:p text:style-name="P3">Artur Jaworski</text:p>
      <text:p text:style-name="P11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7">Spis treści</text:p>
          </text:index-title>
          <text:p text:style-name="P6"><text:a xlink:type="simple" xlink:href="#__RefHeading___Toc3442_882868142" text:style-name="Index_20_Link" text:visited-style-name="Index_20_Link">Algorytm 1 – Rekurencja<text:tab/>3</text:a></text:p>
          <text:p text:style-name="P6"><text:a xlink:type="simple" xlink:href="#__RefHeading___Toc3444_882868142" text:style-name="Index_20_Link" text:visited-style-name="Index_20_Link">Algorytm 2 – Tablica<text:tab/>4</text:a></text:p>
          <text:p text:style-name="P6"><text:a xlink:type="simple" xlink:href="#__RefHeading___Toc3446_882868142" text:style-name="Index_20_Link" text:visited-style-name="Index_20_Link">Algorytm 3 – Macierz<text:tab/>5</text:a></text:p>
          <text:p text:style-name="P6"><text:a xlink:type="simple" xlink:href="#__RefHeading___Toc3448_882868142" text:style-name="Index_20_Link" text:visited-style-name="Index_20_Link">Obserwacje wyników<text:tab/>6</text:a></text:p>
          <text:p text:style-name="P6"><text:a xlink:type="simple" xlink:href="#__RefHeading___Toc3450_882868142" text:style-name="Index_20_Link" text:visited-style-name="Index_20_Link">Wnioski<text:tab/>7</text:a></text:p>
          <text:p text:style-name="P6"><text:a xlink:type="simple" xlink:href="#__RefHeading___Toc3452_882868142" text:style-name="Index_20_Link" text:visited-style-name="Index_20_Link">Podsumowanie<text:tab/>8</text:a></text:p>
        </text:index-body>
      </text:table-of-content>
      <text:p text:style-name="P11"/>
      <text:h text:style-name="P10" text:outline-level="1">Wstęp</text:h>
      <text:p text:style-name="P12">Celem laboratorium było sprawdzenia jak różne implementacje znajdowania n liczby ciągu <text:line-break/>Fibonacciego wpływają na czas trwania programu.</text:p>
      <text:p text:style-name="P16"><text:span text:style-name="T1">W kolejnych punktach omówię jak prezentują się poszczególne implementacje oraz pokażę badania i wnioski.</text:span></text:p>
      <text:h text:style-name="P9" text:outline-level="1"><text:bookmark-start text:name="__RefHeading___Toc3442_882868142"/>Algorytm 1 – Rekurencja<text:bookmark-end text:name="__RefHeading___Toc3442_882868142"/></text:h>
      <text:p text:style-name="P13">Algorytm numer 1 opiera się na technice rekurencji – metoda wewnątrz swojej implementacji wywołuje samą siebie.</text:p>
      <text:p text:style-name="P13">Algorytm dla danej liczby Fibonacciego n działa w sposób następujący:</text:p>
      <text:list text:style-name="L1">
        <text:list-item>
          <text:p text:style-name="P18"><text:span text:style-name="T1">sprawdza czy wartość przekazanego parametru n jest mniejsza od liczby 2</text:span></text:p>
          <text:list>
            <text:list-item>
              <text:p text:style-name="P14">jeśli tak to zwraca liczbę n</text:p>
            </text:list-item>
          </text:list>
        </text:list-item>
        <text:list-item>
          <text:p text:style-name="P14">zwraca sumę funkcji f z parametrem n-1 oraz n-2.</text:p>
        </text:list-item>
      </text:list>
      <text:p text:style-name="P13"/>
      <text:p text:style-name="P13"/>
      <text:h text:style-name="P9" text:outline-level="1"><text:bookmark-start text:name="__RefHeading___Toc3444_882868142"/>Algorytm 2 – Tablica<text:bookmark-end text:name="__RefHeading___Toc3444_882868142"/></text:h>
      <text:p text:style-name="P13">Algorytm numer 2 opiera się na pomocniczej tablicy kolejnych wartości ciągu Fibonacciego.</text:p>
      <text:p text:style-name="P17"><text:span text:style-name="T1">Algorytm dla danej liczby Fibonacciego n działa w sposób następujący:</text:span></text:p>
      <text:list xml:id="list2559732779" text:style-name="L2">
        <text:list-item>
          <text:p text:style-name="P19">sprawdza czy wartość przekazanego parametru n jest mniejsza od liczby 2</text:p>
          <text:list>
            <text:list-item>
              <text:p text:style-name="P19"><text:span text:style-name="T1">jeśli tak to zwraca liczbę n</text:span></text:p>
            </text:list-item>
          </text:list>
        </text:list-item>
        <text:list-item>
          <text:p text:style-name="P15">Inicjuje tabelę pomocniczą o długości n + 1 elementów oraz uzupełnia 2 pierwsze elementy tab[0] = 0 oraz tab[1] = 1</text:p>
        </text:list-item>
        <text:list-item>
          <text:p text:style-name="P15">dla i = 2; i&lt;n + 1; i++ wykonuje tab[i] = tab[n - 1] + tab[n - 2]</text:p>
        </text:list-item>
        <text:list-item>
          <text:p text:style-name="P15">zwraca wartość n-tego elementu tablicy.</text:p>
        </text:list-item>
      </text:list>
      <text:p text:style-name="P13"/>
      <text:p text:style-name="P21">Optymalizacją pamięciową mogłoby być ograniczenie ilości tablicy do 3 elementów: obecnego i 2 poprzednich, które są niezbędne do obliczenień. Cała reszta tablicy szczególnie przy dużej wartości n niepotrzebnie zajmuje pamięć.</text:p>
      <text:h text:style-name="P9" text:outline-level="1"><text:bookmark-start text:name="__RefHeading___Toc3446_882868142"/>Algorytm 3 – Macierz<text:bookmark-end text:name="__RefHeading___Toc3446_882868142"/></text:h>
      <text:p text:style-name="P13">Algorytm numer 3 opiera się na pomocniczej macierzy wartości ciągu Fibonacciego, <text:s/>na zasadzie, że <text:span text:style-name="T2">macierz </text:span><text:span text:style-name="T2"><draw:frame draw:style-name="fr1" draw:name="Obiekt1" text:anchor-type="as-char" svg:y="-0.697cm" svg:width="3.925cm" svg:height="1.228cm" draw:z-index="0"><draw:object xlink:href="./Object 1" xlink:type="simple" xlink:show="embed" xlink:actuate="onLoad"/><draw:image xlink:href="./ObjectReplacements/Object 1" xlink:type="simple" xlink:show="embed" xlink:actuate="onLoad"/></draw:frame></text:span><text:s/><text:span text:style-name="T3">dla n &gt;= 0 </text:span>oraz na metodzie szybkiego potęgowania macierzy.</text:p>
      <text:p text:style-name="P22"><text:span text:style-name="T1">Algorytm dla danej liczby Fibonacciego n działa w sposób następujący:</text:span></text:p>
      <text:list text:style-name="L4">
        <text:list-item>
          <text:p text:style-name="P23">sprawdza czy wartość przekazanego parametru n jest mniejsza od liczby 2</text:p>
        </text:list-item>
      </text:list>
      <text:list text:continue-list="list2559732779" text:style-name="L2">
        <text:list-item>
          <text:list>
            <text:list-item>
              <text:p text:style-name="P20">jeśli tak to zwraca liczbę n</text:p>
            </text:list-item>
          </text:list>
        </text:list-item>
        <text:list-item>
          <text:p text:style-name="P24">inicjalizuje macierz 2x2 wartościami początkowymi M = <draw:frame draw:style-name="fr1" draw:name="Obiekt2" text:anchor-type="as-char" svg:y="-0.642cm" svg:width="1.201cm" svg:height="1.072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p>
        </text:list-item>
        <text:list-item>
          <text:p text:style-name="P24">wykorzystuje metodę szybkiego potęgowania quickPower na macierzy M oraz n – 1 w sposób:</text:p>
          <text:list>
            <text:list-item>
              <text:p text:style-name="P24">dla n = 1 zwraca M</text:p>
            </text:list-item>
            <text:list-item>
              <text:p text:style-name="P24">wywołuje quickPower z parametrami M oraz n / 2 i zapisuje wynik Y</text:p>
            </text:list-item>
            <text:list-item>
              <text:p text:style-name="P24">nadpisuje wartość macierzy Y przez jej pomnożenie przez tą samą macierz</text:p>
            </text:list-item>
            <text:list-item>
              <text:p text:style-name="P24">w przypadku gdy n jest nieparzyste – nadpisuje wartość macierzy Y przez jej pomnożenie przez macierz M.</text:p>
            </text:list-item>
            <text:list-item>
              <text:p text:style-name="P24">zwraca wartość Y</text:p>
            </text:list-item>
          </text:list>
        </text:list-item>
        <text:list-item>
          <text:p text:style-name="P24">zwraca wartość pola <draw:frame draw:style-name="fr1" draw:name="Obiekt3" text:anchor-type="as-char" svg:y="-0.377cm" svg:width="0.605cm" svg:height="0.533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text:s/>z macierzy.</text:p>
        </text:list-item>
      </text:list>
      <text:h text:style-name="P9" text:outline-level="1"><text:bookmark-start text:name="__RefHeading___Toc3448_882868142"/>Obserwacje wyników<text:bookmark-end text:name="__RefHeading___Toc3448_882868142"/></text:h>
      <text:h text:style-name="P9" text:outline-level="1"><text:bookmark-start text:name="__RefHeading___Toc3450_882868142"/>Wnioski<text:bookmark-end text:name="__RefHeading___Toc3450_882868142"/></text:h>
      <text:h text:style-name="P9" text:outline-level="1"><text:bookmark-start text:name="__RefHeading___Toc3452_882868142"/>Podsumowanie<text:bookmark-end text:name="__RefHeading___Toc3452_882868142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3"/><text:page-number text:select-page="current">9</text:page-number><text:bookmark-end text:name="PageNumWizard_FOOTER_Domyślny styl strony3"/></text:p>
      </style:footer>
      <style:footer-left>
        <text:p text:style-name="MP1"><text:bookmark-start text:name="PageNumWizard_FOOTER_Domyślny styl strony2"/><text:page-number text:select-page="current">8</text:page-number><text:s/>/ <text:page-count>9</text:page-count><text:bookmark-end text:name="PageNumWizard_FOOTER_Domyślny styl strony2"/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7T18:32:32.408000000</meta:creation-date>
    <meta:generator>LibreOffice/7.6.3.2$Windows_X86_64 LibreOffice_project/29d686fea9f6705b262d369fede658f824154cc0</meta:generator>
    <dc:date>2025-03-17T20:35:22.465000000</dc:date>
    <meta:editing-duration>PT1H57M5S</meta:editing-duration>
    <meta:editing-cycles>5</meta:editing-cycles>
    <meta:document-statistic meta:table-count="0" meta:image-count="0" meta:object-count="3" meta:page-count="9" meta:paragraph-count="46" meta:word-count="387" meta:character-count="2386" meta:non-whitespace-character-count="2049"/>
  </office:meta>
</office:document-meta>
</file>

<file path=Object 1/content.xml><?xml version="1.0" encoding="utf-8"?>
<math xmlns="http://www.w3.org/1998/Math/MathML" display="block">
  <semantics>
    <mrow>
      <msup>
        <mrow>
          <mo fence="true" form="prefix" stretchy="true">[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0</mn>
                </mtd>
              </mtr>
            </mtable>
          </mrow>
          <mo fence="true" form="postfix" stretchy="true">]</mo>
        </mrow>
        <mi>n</mi>
      </msup>
      <mo stretchy="false">=</mo>
      <mrow>
        <mo fence="true" form="prefix" stretchy="true">[</mo>
        <mrow>
          <mtable>
            <mtr>
              <mtd>
                <msub>
                  <mi>F</mi>
                  <mrow>
                    <mi>n</mi>
                    <mo stretchy="false">+</mo>
                    <mn>1</mn>
                  </mrow>
                </msub>
              </mtd>
              <mtd>
                <msub>
                  <mi>F</mi>
                  <mi>n</mi>
                </msub>
              </mtd>
            </mtr>
            <mtr>
              <mtd>
                <msub>
                  <mi>F</mi>
                  <mi>n</mi>
                </msub>
              </mtd>
              <mtd>
                <msub>
                  <mi>F</mi>
                  <mrow>
                    <mi>n</mi>
                    <mo stretchy="false">−</mo>
                    <mn>1</mn>
                  </mrow>
                </msub>
              </mtd>
            </mtr>
          </mtable>
        </mrow>
        <mo fence="true" form="postfix" stretchy="true">]</mo>
      </mrow>
    </mrow>
    <annotation encoding="StarMath 5.0">left[matrix{1#1##1#0}right]^{n}  = left[matrix{F_{n+1}#F_{n}##F_{n}#F_{n-1}}right]
</annotation>
  </semantics>
</math>
</file>

<file path=Object 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</mtr>
          <mtr>
            <mtd>
              <mn>1</mn>
            </mtd>
            <mtd>
              <mn>0</mn>
            </mtd>
          </mtr>
        </mtable>
      </mrow>
      <mo fence="true" form="postfix" stretchy="true">]</mo>
    </mrow>
    <annotation encoding="StarMath 5.0">left[matrix{1#1##1#0}right]

</annotation>
  </semantics>
</math>
</file>

<file path=Object 3/content.xml><?xml version="1.0" encoding="utf-8"?>
<math xmlns="http://www.w3.org/1998/Math/MathML" display="block">
  <semantics>
    <msub>
      <mi>m</mi>
      <mrow>
        <mn>0</mn>
        <mn>0</mn>
      </mrow>
    </msub>
    <annotation encoding="StarMath 5.0">m_{0 0}
</annotation>
  </semantics>
</math>
</file>